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2a5" officeooo:paragraph-rsid="000ed2a5"/>
    </style:style>
    <style:style style:name="P2" style:family="paragraph" style:parent-style-name="Standard">
      <style:text-properties officeooo:paragraph-rsid="000ed2a5"/>
    </style:style>
    <style:style style:name="P3" style:family="paragraph" style:parent-style-name="Standard">
      <style:text-properties style:text-underline-style="none" fo:font-weight="normal" officeooo:rsid="000ed2a5" officeooo:paragraph-rsid="000ed2a5" style:font-weight-asian="normal" style:font-weight-complex="normal"/>
    </style:style>
    <style:style style:name="P4" style:family="paragraph" style:parent-style-name="Standard">
      <style:text-properties style:text-underline-style="none" fo:font-weight="normal" officeooo:rsid="000ed2a5" officeooo:paragraph-rsid="001011fa" style:font-weight-asian="normal" style:font-weight-complex="normal"/>
    </style:style>
    <style:style style:name="P5" style:family="paragraph" style:parent-style-name="Standard">
      <style:text-properties style:text-underline-style="none" fo:font-weight="normal" officeooo:rsid="0012b684" officeooo:paragraph-rsid="0012b684" style:font-weight-asian="normal" style:font-weight-complex="normal"/>
    </style:style>
    <style:style style:name="P6" style:family="paragraph" style:parent-style-name="Standard">
      <style:text-properties style:text-underline-style="none" fo:font-weight="normal" officeooo:rsid="0015d44c" officeooo:paragraph-rsid="0015d44c" style:font-weight-asian="normal" style:font-weight-complex="normal"/>
    </style:style>
    <style:style style:name="P7" style:family="paragraph" style:parent-style-name="Standard">
      <style:text-properties style:text-underline-style="none" fo:font-weight="normal" officeooo:rsid="0016f5fa" officeooo:paragraph-rsid="0016f5fa" style:font-weight-asian="normal" style:font-weight-complex="normal"/>
    </style:style>
    <style:style style:name="P8" style:family="paragraph" style:parent-style-name="Standard">
      <style:text-properties style:text-underline-style="none" fo:font-weight="normal" officeooo:rsid="00188da3" officeooo:paragraph-rsid="00188da3" style:font-weight-asian="normal" style:font-weight-complex="normal"/>
    </style:style>
    <style:style style:name="P9" style:family="paragraph" style:parent-style-name="Standard">
      <style:text-properties officeooo:paragraph-rsid="001011fa"/>
    </style:style>
    <style:style style:name="P10" style:family="paragraph" style:parent-style-name="Standard">
      <style:text-properties officeooo:rsid="001011fa" officeooo:paragraph-rsid="0011df84"/>
    </style:style>
    <style:style style:name="P11" style:family="paragraph" style:parent-style-name="Standard">
      <style:text-properties officeooo:rsid="0011df84" officeooo:paragraph-rsid="0011df84"/>
    </style:style>
    <style:style style:name="P12" style:family="paragraph" style:parent-style-name="Standard">
      <style:text-properties style:text-underline-style="solid" style:text-underline-width="auto" style:text-underline-color="font-color" fo:font-weight="bold" officeooo:rsid="0012b684" officeooo:paragraph-rsid="0012b684"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5d44c" officeooo:paragraph-rsid="0015d44c"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88da3" officeooo:paragraph-rsid="00188da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8baf" officeooo:paragraph-rsid="001a8baf" style:font-weight-asian="bold" style:font-weight-complex="bold"/>
    </style:style>
    <style:style style:name="P16" style:family="paragraph" style:parent-style-name="Standard">
      <style:text-properties officeooo:rsid="00144c0f" officeooo:paragraph-rsid="00144c0f"/>
    </style:style>
    <style:style style:name="P17" style:family="paragraph" style:parent-style-name="Standard">
      <style:text-properties fo:font-size="16pt" style:text-underline-style="solid" style:text-underline-width="auto" style:text-underline-color="font-color" fo:font-weight="bold" officeooo:rsid="001a8baf" officeooo:paragraph-rsid="001a8baf" style:font-size-asian="14pt" style:font-weight-asian="bold" style:font-size-complex="16pt" style:font-weight-complex="bold"/>
    </style:style>
    <style:style style:name="P18" style:family="paragraph" style:parent-style-name="Standard">
      <style:text-properties fo:font-size="12pt" style:text-underline-style="none" fo:font-weight="normal" officeooo:rsid="001a8baf" officeooo:paragraph-rsid="001a8baf" style:font-size-asian="10.5pt" style:font-weight-asian="normal" style:font-size-complex="12pt" style:font-weight-complex="normal"/>
    </style:style>
    <style:style style:name="T1" style:family="text">
      <style:text-properties officeooo:rsid="000ed2a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officeooo:rsid="001011fa" style:font-weight-asian="normal" style:font-weight-complex="normal"/>
    </style:style>
    <style:style style:name="T5" style:family="text">
      <style:text-properties fo:font-weight="bold" officeooo:rsid="001011fa" style:font-weight-asian="bold" style:font-weight-complex="bold"/>
    </style:style>
    <style:style style:name="T6" style:family="text">
      <style:text-properties fo:font-weight="bold" officeooo:rsid="0011df84" style:font-weight-asian="bold" style:font-weight-complex="bold"/>
    </style:style>
    <style:style style:name="T7" style:family="text">
      <style:text-properties fo:font-weight="bold" officeooo:rsid="0012b684" style:font-weight-asian="bold" style:font-weight-complex="bold"/>
    </style:style>
    <style:style style:name="T8" style:family="text">
      <style:text-properties officeooo:rsid="001011fa"/>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011fa" style:font-weight-asian="normal" style:font-weight-complex="normal"/>
    </style:style>
    <style:style style:name="T12" style:family="text">
      <style:text-properties style:text-underline-style="none" fo:font-weight="normal" officeooo:rsid="001e781b" style:font-weight-asian="normal" style:font-weight-complex="normal"/>
    </style:style>
    <style:style style:name="T13" style:family="text">
      <style:text-properties style:text-underline-style="none" fo:font-weight="normal" officeooo:rsid="001efce0" style:font-weight-asian="normal" style:font-weight-complex="normal"/>
    </style:style>
    <style:style style:name="T14" style:family="text">
      <style:text-properties officeooo:rsid="0011df84"/>
    </style:style>
    <style:style style:name="T15" style:family="text">
      <style:text-properties officeooo:rsid="0012b684"/>
    </style:style>
    <style:style style:name="T16" style:family="text">
      <style:text-properties officeooo:rsid="00144c0f"/>
    </style:style>
    <style:style style:name="T17" style:family="text">
      <style:text-properties officeooo:rsid="0016f5fa"/>
    </style:style>
    <style:style style:name="T18" style:family="text">
      <style:text-properties officeooo:rsid="0019c0fc"/>
    </style:style>
    <style:style style:name="T19" style:family="text">
      <style:text-properties officeooo:rsid="001a8baf"/>
    </style:style>
    <style:style style:name="T2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1" style:family="text">
      <style:text-properties officeooo:rsid="001bd269"/>
    </style:style>
    <style:style style:name="T22" style:family="text">
      <style:text-properties officeooo:rsid="001cfca0"/>
    </style:style>
    <style:style style:name="T23" style:family="text">
      <style:text-properties officeooo:rsid="001e13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text:span text:style-name="T19">FROM</text:span>:</text:p>
      <text:p text:style-name="P1"><text:span text:style-name="T20">Clinical NER Using Deep Learning Models</text:span>:</text:p>
      <text:p text:style-name="P2"><text:span text:style-name="T1">Research paper by </text:span>Yonghui Wu, PhD, Min Jiang, MS, Jun Xu, PhD, Degui Zhi, PhD, Hua Xu, PhD School of Biomedical Informatics, the University of Texas Health Science Center at Houston, Houston, TX, USA.</text:p>
      <text:p text:style-name="P2"/>
      <text:p text:style-name="P1"><text:span text:style-name="T3">Overview:</text:span> </text:p>
      <text:p text:style-name="P1">-using i2b2 clinical concept extraction corpus, able to achieve a F1 score of 85.94% using RNN model trained with word embeddings, outperforming manually defined features and unsupervised learning features.</text:p>
      <text:p text:style-name="P1">- uses distributed feature representation, automatic feature learning, and long term dependencies capture.</text:p>
      <text:p text:style-name="P1">-one of the first studies to use RNN for clinical NER</text:p>
      <text:p text:style-name="P1"/>
      <text:p text:style-name="P1"><text:span text:style-name="T3">Introduction:</text:span></text:p>
      <text:p text:style-name="P3">-Most general clinical NLP systems such as MetaMap, MedLEE, and Knowledge map, apply rule based methods that rely on existing medical vocabularies for NLP. </text:p>
      <text:p text:style-name="P3">-Most top performing models use supervised learning with manually defined features, and have applied the concepts found in Conditional Random Fields (CRFs), Maximum Entropy, and Structure Support Vector Machines. </text:p>
      <text:p text:style-name="P3">-State-of-the-art performance usually utilizes features from different linguistic levels such as orthographic info (ie: capitalization of lettres, prefix, suffix, etc.), syntactic information(Part of Speach tags), word n-grams, and semantic information. </text:p>
      <text:p text:style-name="P4">-<text:span text:style-name="T8">Research has improved the performance of clinical NER, and also found a list of </text:span></text:p>
      <text:p text:style-name="P4"><text:span text:style-name="T6">Observed </text:span><text:span text:style-name="T5">Bottlenecks </text:span><text:span text:style-name="T7">and Reasons for a Deep Learning Approach</text:span><text:span text:style-name="T8">:</text:span></text:p>
      <text:p text:style-name="P9"><text:span text:style-name="T11">1) </text:span><text:span text:style-name="T4">Fragile Feature representation</text:span><text:span text:style-name="T11">: initial feature representation of clinical NER. Uses the bag of <text:tab/>words model which represents a piece of text by the presence of words in it. One-hot encoding <text:tab/>uses this paradigm. Does not generalize well because 2 sentences with completely different word contents can mean very similar, or exactly the same thing. Ie: </text:span>“mildly dilated right atrium” and “somewhat enlarged left ventricle” <text:span text:style-name="T8">have no words in common, but have similar medical meanings.</text:span></text:p>
      <text:p text:style-name="P10">2) <text:span text:style-name="T2">Task-specific and time-consuming human feature engineering</text:span>: typical clinical NER is composed of 2 steps; feature extraction and parameter optimization. Feature extraction is typically the most time consuming step, since it heavily depends on human interaction, while the machine can only handle the parameter optimization supervised by the gold-standard annotations. Researchers would manually have to screen the samples to identify possible features (ie: tokens beginning with a capital letter are more likely to represent something meaningful) <text:span text:style-name="T14">and design feature combinations such as location in the document/paragraph/etc.. This form of human feature engineering requires much human repetition and humans are also more likely to not recognize a pattern in the sentences.</text:span></text:p>
      <text:p text:style-name="P11">3) <text:span text:style-name="T2">Lack of long term dependencies:</text:span><text:span text:style-name="T9"> typical CRF based NER systems usually require a static word window to interpret the documents in. System prediction errors arise from false-negatives cause by the lack of long-term dependencies. Simply increasing the size of the window does not help the problem because it dilutes the importance of previously processed words/names.</text:span></text:p>
      <text:p text:style-name="P11"><text:span text:style-name="T8"><text:s/></text:span></text:p>
      <text:p text:style-name="P11">-<text:span text:style-name="T15">Deep learning models introduce:</text:span></text:p>
      <text:p text:style-name="P11"><text:tab/>-<text:span text:style-name="T15">Word embeddings to replace the fragile bag-of-words representation</text:span></text:p>
      <text:p text:style-name="P11"><text:tab/>-<text:span text:style-name="T15">Models can learn high-level features automatically to free researcher’s time</text:span></text:p>
      <text:p text:style-name="P11"><text:soft-page-break/><text:tab/>-<text:span text:style-name="T15">Long term dependencies can be captured with 2 deep learning architectures; RNN and CNN’s. <text:tab/> <text:tab/>These models outperform the previous CRF model while being trained on the same word <text:tab/>embedding set.</text:span></text:p>
      <text:p text:style-name="P11">-<text:span text:style-name="T15">Both the CNN and RNN model architectures were compared, and the RNN was found to be the most effective.</text:span></text:p>
      <text:p text:style-name="P11"/>
      <text:p text:style-name="P12">Methods <text:span text:style-name="T16">used in this research paper</text:span>:</text:p>
      <text:p text:style-name="P5">-used word embeddings found in a previous study, using the unlabeled multiparameter intelligent monitoring in intensive care 2 corpus (MIMIC II), composed of ~400,000 notes. Also used the labeled corpus developed for the 2010 i2b2 NLP challenge for model training and evaluation. </text:p>
      <text:p text:style-name="P5">-compared with a baseline bag-of-words implementation</text:p>
      <text:p text:style-name="P5">-used the standard “BIO” schema of convert the named entity annotations into sequence labeling tags where each of the words is assigned B=beginning of entity, I=inside an entity, O = outside and entity. Since the i2b2 corpus consisted of 3 types of clinical notes they used 7 different tags to describe each word: B-problem, B-test, B-treatment, I-problem, I-test, I-treatment, and O.</text:p>
      <text:p text:style-name="P11">-<text:span text:style-name="T16">used word embedding later to transform the sequences of words into densely-valued vector, where most of the values are non-zero.</text:span></text:p>
      <text:p text:style-name="P11">-<text:span text:style-name="T16">Trained a deep neural net to learn high-level feature representations, capture long term dependencies, and global features to help identify clinical entities.</text:span></text:p>
      <text:p text:style-name="P16"/>
      <text:p text:style-name="P16">CNN:</text:p>
      <text:p text:style-name="P16">-sentence level log-likelihood approach</text:p>
      <text:p text:style-name="P16">- consists of a convolution layer, a non-linear layer using hyperbolic tan, and several linear layers.</text:p>
      <text:p text:style-name="P16">-achieved state of the art performance in the english domain.</text:p>
      <text:p text:style-name="P16">-each word was mapped to a n-dimensional vector (n being the embedding dimension), then a convolutional layer captures global features, and then they are concatenated together and fed into a standard neural network trained using SGD. Finally, the classification later utilized a sentence level log-likelihood approach to calculate the loss supervised by gold-standard annotations.</text:p>
      <text:p text:style-name="P16">RNN:<text:line-break/>-implemented with the LSTM technique (although the description sounds like GRU)</text:p>
      <text:p text:style-name="P16">-LSTM unit consisted of 3 multiplicative gates: input gate to control proportion o finput information transferred to a <text:s/>memory cell, a forget gate to control the amount of historical information progressing from the previous state into the current state, and an output gate to control the proportion of output information to pass on to the next step. </text:p>
      <text:p text:style-name="P16">-also applied standard DL layers such as dropout <text:s/>and character embedding.</text:p>
      <text:p text:style-name="P16">-word embeddings pretrained on MIMIC II corpus and the character embeddings initialized randomly. </text:p>
      <text:p text:style-name="P16">-Final classification later used a similar layer to the CNN mentioned previous.</text:p>
      <text:p text:style-name="P16"/>
      <text:p text:style-name="P13">Evaluation:</text:p>
      <text:p text:style-name="P6">-used word embeddings with 50 D.</text:p>
      <text:p text:style-name="P6">-used negative sampling to train the embeddings, since this is was found to be more useful than the std. Word2vec algorithm.</text:p>
      <text:p text:style-name="P6">-CNN used java implementation; 300 hidden units, 50D word embedding dimensions, and a learning rate of 0.01.</text:p>
      <text:p text:style-name="P6">-RNN used python/theano implementation; 50D word embeddings, 25D character embedding, LSTM layer for the word was 100 and LSTM layer for character was 25,learning rate at 0.005 and dropout prob at 0.5. </text:p>
      <text:p text:style-name="P6">-both models were evaluated micro-averaged precision, recall, an F1-score.</text:p>
      <text:p text:style-name="P6"/>
      <text:p text:style-name="P13"><text:soft-page-break/>Results:</text:p>
      <text:p text:style-name="P7">- semi-supervised semi-markov model proved to be most useful in the i2b2 competition</text:p>
      <text:p text:style-name="P6">-<text:span text:style-name="T17">afterwards, a SSVM model achieved the best F1 score of 85.82%</text:span></text:p>
      <text:p text:style-name="P6">-<text:span text:style-name="T17">The CNN did not outperform the baseline CRF’s used in the challenge</text:span></text:p>
      <text:p text:style-name="P6">-<text:span text:style-name="T17">The RNN architecture using bi-direction LSTM neurons outpefromed the current best system and achieved the best F1 score of 85.91% on this data set using only the word/character embeddings.</text:span></text:p>
      <text:p text:style-name="P6"/>
      <text:p text:style-name="P6"/>
      <text:p text:style-name="P14">Discussions:</text:p>
      <text:p text:style-name="P8">-all deep learning models developed using only word embeddings outperformed the baseline CRFs with basic word level, linguistic level, and document level features, showing the efficiency of automatic feature learning from large unlabeled corpora.</text:p>
      <text:p text:style-name="P8">-Unsupervised performance increase can be explained because it was able to capture features in the testing data which were not present in the training datasets.</text:p>
      <text:p text:style-name="P8">-RNN outperformed all the other competition, including the CNN, showing that it is the most useful for sequence labeling tasks.</text:p>
      <text:p text:style-name="P8">NOTE:</text:p>
      <text:p text:style-name="P8">-distributed word representation is a good replacement for the bag-of-words model.</text:p>
      <text:p text:style-name="P8">-automatic feature learning releases researchers from time consuming manual feature-engineering</text:p>
      <text:p text:style-name="P8">-deep learning architectures can capture long-term dependencies. </text:p>
      <text:p text:style-name="P8">-NLP is improved greatly by using the UMLS and other knowledge bases, because these datasets/dictionaries have decent coverage of the language used in medical contexts. This doesn’t necessarily apply outside the medical field though, because it is hard to get dictionaries/knowledge bases that cover the entirety of the enlish language.</text:p>
      <text:p text:style-name="P8">-<text:span text:style-name="T18">Top NLP systems (not using RNNs) in the study/i2b2 competition utilized many knowledge bases using multiple general clinical NLP systems.</text:span></text:p>
      <text:p text:style-name="P8">-<text:span text:style-name="T18">Since the RNN used in the study can outperform clinical NLP models which use pre learned knowledge bases, it is feasible that RNNs are the best approach to solving clinical NLP problems since a deep learning model can more effectively learn features in the dataset to classify different names, etc using minimal feature engineering.</text:span></text:p>
      <text:p text:style-name="P8"/>
      <text:p text:style-name="P15">Limitations in the Study:</text:p>
      <text:p text:style-name="P15"><text:span text:style-name="T10">-only explored hidden layer dimension and learning rate, but used arbitrarily selected network parameters according to previous studies.</text:span></text:p>
      <text:p text:style-name="P15"><text:span text:style-name="T10">-More robust and efficient parameter tuning strategy is needed.</text:span></text:p>
      <text:p text:style-name="P15"><text:span text:style-name="T10"/></text:p>
      <text:p text:style-name="P15"><text:span text:style-name="T10"/></text:p>
      <text:p text:style-name="P17">Takeaways:</text:p>
      <text:p text:style-name="P18">- Use of the RNN architecture is DEFINITELY an effective approach for the problem we are solving.</text:p>
      <text:p text:style-name="P18">- word embeddings are extremely important/useful. <text:span text:style-name="T22">Look up negative sampling for an approach to building the word embeddings.</text:span></text:p>
      <text:p text:style-name="P18">-<text:span text:style-name="T21">Use the UMLS dictionary/knowledge-base (as well as others), and the MIMIC II corpus for building word-embeddings.</text:span></text:p>
      <text:p text:style-name="P18">-<text:span text:style-name="T23">It will be useful to build word embeddings for the whole medical dictionary, even though we may not be using the embedding to extract medical information (yet), it could still help the RNN in deciding what information to keep in the sequences.<text:tab/></text:span></text:p>
      <text:p text:style-name="P15"><text:span text:style-name="T10">-</text:span><text:span text:style-name="T12">Study found highest recall/F1 score when using bidirectional LSTM units</text:span></text:p>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5:30:03.708290306</meta:creation-date>
    <dc:date>2018-01-29T16:48:31.417662933</dc:date>
    <meta:editing-duration>PT41M11S</meta:editing-duration>
    <meta:editing-cycles>12</meta:editing-cycles>
    <meta:generator>LibreOffice/5.1.6.2$Linux_X86_64 LibreOffice_project/10m0$Build-2</meta:generator>
    <meta:document-statistic meta:table-count="0" meta:image-count="0" meta:object-count="0" meta:page-count="4" meta:paragraph-count="69" meta:word-count="1382" meta:character-count="9267" meta:non-whitespace-character-count="7930"/>
  </office:meta>
</office:document-meta>
</file>